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officeooo:rsid="000d26ca" officeooo:paragraph-rsid="000d26ca"/>
    </style:style>
    <style:style style:name="P2" style:family="paragraph" style:parent-style-name="Standard">
      <style:paragraph-properties fo:text-align="start" style:justify-single-word="false"/>
      <style:text-properties style:font-name="Times New Roman" officeooo:rsid="000d26ca" officeooo:paragraph-rsid="0010f51c"/>
    </style:style>
    <style:style style:name="T1" style:family="text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2"><text:span text:style-name="T1"/></text:p>
      <text:p text:style-name="P2"><text:span text:style-name="T1"/></text:p>
      <text:p text:style-name="P2"><text:span text:style-name="T1">SISTEMA DE TELEMETRÍA PARA ESTACIÓN LIMNIMÉTRICA A FLOTADOR <text:s text:c="28"/>MAYCO DAGATTI <text:s text:c="16"/>20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7:09:27.959522007</meta:creation-date>
    <dc:date>2017-12-03T22:06:19.131497573</dc:date>
    <meta:editing-duration>PT13M2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11" meta:character-count="124" meta:non-whitespace-character-count="68"/>
  </office:meta>
</office:document-meta>
</file>